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i Pandra Pagada</text:p>
      <text:p text:style-name="Standard">Wade Rogers</text:p>
      <text:p text:style-name="Standard">Linh Hoang</text:p>
      <text:p text:style-name="Standard"/>
      <text:p text:style-name="Standard"/>
      <text:p text:style-name="Standard">https://www.figma.com/file/I2jNiWqEDnOnuQ7dlhy9k6/Smart-Watch?node-id=0%3A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4" meta:word-count="8" meta:character-count="113" meta:non-whitespace-character-count="109"/>
    <meta:generator>LibreOfficeDev/6.0.5.2$Linux_X86_64 LibreOffice_project/</meta:generator>
  </office:meta>
</office:document-meta>
</file>